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030c04" officeooo:paragraph-rsid="00030c04" fo:background-color="#1f1f1f"/>
    </style:style>
    <style:style style:name="P2" style:family="paragraph" style:parent-style-name="Standard">
      <style:text-properties officeooo:rsid="00030c04" officeooo:paragraph-rsid="00030c04"/>
    </style:style>
    <style:style style:name="P3" style:family="paragraph" style:parent-style-name="Standard">
      <style:text-properties style:text-position="sub 58%" fo:font-size="15pt" style:font-size-asian="15pt" style:font-size-complex="15pt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6a9955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1 january</text:p>
      <text:p text:style-name="Standard"/>
      <text:p text:style-name="Standard">In this single code there is a single implementation of passing a object to serializer and deserializer and checking its equal to intial value.</text:p>
      <text:p text:style-name="P1"/>
      <text:p text:style-name="Standard">Source:https://zenoh.io/docs/migration_1.0/c++/</text:p>
      <text:p text:style-name="Standard"/>
      <text:p text:style-name="P3">#include "zenoh.hxx"</text:p>
      <text:p text:style-name="P3">#include &lt;thread&gt; // For sleep</text:p>
      <text:p text:style-name="P3">#include &lt;chrono&gt; // For time duration</text:p>
      <text:p text:style-name="P3">#include "getargs.hxx"</text:p>
      <text:p text:style-name="P3">#include &lt;sstream&gt; // For stringstream</text:p>
      <text:p text:style-name="P3">#include &lt;vector&gt; // For std::vector</text:p>
      <text:p text:style-name="P3">#include &lt;typeinfo&gt; </text:p>
      <text:p text:style-name="P3">#include &lt;iostream&gt;</text:p>
      <text:p text:style-name="P3">using namespace zenoh;</text:p>
      <text:p text:style-name="P3"/>
      <text:p text:style-name="P3">struct CustomStruct {</text:p>
      <text:p text:style-name="P3">std::vector&lt;double&gt; vd;</text:p>
      <text:p text:style-name="P3">};</text:p>
      <text:p text:style-name="P3"/>
      <text:p text:style-name="P3">// One needs to implement __zenoh_serialize_with_serializer and __zenoh_deserialize_with_deserializer</text:p>
      <text:p text:style-name="P3">// in the same namespace, where CustomStruct is defined.</text:p>
      <text:p text:style-name="P3">// To simplify implementation users are allowed to use</text:p>
      <text:p text:style-name="P3">// serialize_with_serializer and deserialize_with_deserializer functions defined in zenoh::ext::detail namespace.</text:p>
      <text:p text:style-name="P3">bool __zenoh_serialize_with_serializer(zenoh::ext::Serializer&amp; serializer, const CustomStruct&amp; s, ZResult* err) {</text:p>
      <text:p text:style-name="P3">return zenoh::ext::detail::serialize_with_serializer(serializer, s.vd, err);</text:p>
      <text:p text:style-name="P3">}</text:p>
      <text:p text:style-name="P3"/>
      <text:p text:style-name="P3">bool __zenoh_deserialize_with_deserializer(zenoh::ext::Deserializer&amp; deserializer, CustomStruct&amp; s, ZResult* err) {</text:p>
      <text:p text:style-name="P3">return zenoh::ext::detail::deserialize_with_deserializer(deserializer, s.vd, err) ;</text:p>
      <text:p text:style-name="P3">}</text:p>
      <text:p text:style-name="P3"/>
      <text:p text:style-name="P3">int main() {</text:p>
      <text:p text:style-name="P3">CustomStruct s = {{0.1, 0.2, -1000.55}};</text:p>
      <text:p text:style-name="P3">Bytes b = ext::serialize(s);</text:p>
      <text:p text:style-name="P3">CustomStruct s_out = ext::deserialize&lt;CustomStruct&gt;(b);</text:p>
      <text:p text:style-name="P3">if(s.vd == s_out.vd){</text:p>
      <text:p text:style-name="P3">std:: cout&lt;&lt;"true"&lt;&lt;std::endl;</text:p>
      <text:p text:style-name="P3">}</text:p>
      <text:p text:style-name="P3">}</text:p>
      <text:p text:style-name="P3"/>
      <text:p text:style-name="P3"/>
      <text:p text:style-name="Standard"><text:soft-page-break/></text:p>
      <text:p text:style-name="P2">Output:</text:p>
      <text:p text:style-name="P2"/>
      <text:p text:style-name="P2">05:51:52 shashank@shashank-Victus-by-HP-Gaming-Laptop-15-fa0xxx build ±|master ✗|→ ./publisher </text:p>
      <text:p text:style-name="P2">tru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8:07:51.608488558</meta:creation-date>
    <dc:date>2025-01-11T18:14:28.339637287</dc:date>
    <meta:editing-duration>PT6M37S</meta:editing-duration>
    <meta:editing-cycles>1</meta:editing-cycles>
    <meta:document-statistic meta:table-count="0" meta:image-count="0" meta:object-count="0" meta:page-count="2" meta:paragraph-count="36" meta:word-count="160" meta:character-count="1498" meta:non-whitespace-character-count="1372"/>
    <meta:generator>LibreOffice/7.3.7.2$Linux_X86_64 LibreOffice_project/30$Build-2</meta:generator>
  </office:meta>
</office:document-meta>
</file>